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T1" style:family="text">
      <style:text-properties fo:font-size="10pt"/>
    </style:style>
    <style:style style:name="T2" style:family="text">
      <style:text-properties fo:color="#800080" fo:font-size="10pt"/>
    </style:style>
    <style:style style:name="T3" style:family="text">
      <style:text-properties style:use-window-font-color="true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k<text:tab/><text:tab/>Hp7<text:tab/><text:tab/>Tangled<text:tab/>White Material<text:tab/>Heartless</text:p>
      <text:p text:style-name="Standard">N.19-25<text:tab/>1-<text:span text:style-name="T1">$169,969,028<text:tab/>4-$19,939,246<text:tab/>45-$50,005<text:tab/><text:tab/>88-$3,697</text:span></text:p>
      <text:p text:style-name="Standard">N.26-D.2<text:tab/>1-<text:span text:style-name="T1">$57,531,613<text:tab/>2-$55,022,675<text:tab/>40-$80,201<text:tab/><text:tab/>N/A</text:span></text:p>
      <text:p text:style-name="Standard">D.3-9<text:tab/><text:tab/>2-<text:span text:style-name="T1">$21,687,764<text:tab/>1-$26,101,952<text:tab/>44-$49,366<text:tab/><text:tab/>N/A</text:span></text:p>
      <text:p text:style-name="Standard"><text:span text:style-name="T1"/></text:p>
      <text:p text:style-name="Standard"><text:span text:style-name="T1">weekend<text:tab/>Hp7<text:tab/><text:tab/>Tangled<text:tab/><text:tab/>White Material<text:tab/><text:tab/>Heartless</text:span></text:p>
      <text:p text:style-name="Standard"><text:span text:style-name="T1">N.19-21<text:tab/><text:tab/>1-$125,017,372<text:tab/>N/A<text:tab/><text:tab/>40-$34,613<text:tab/><text:tab/>86-$2,033</text:span></text:p>
      <text:p text:style-name="Standard"><text:span text:style-name="T1">N.26-28<text:tab/><text:tab/>1-$49,087,101<text:tab/>2-$48,767,052<text:tab/>42-$60,152<text:tab/><text:tab/>N/A</text:span></text:p>
      <text:p text:style-name="Standard"><text:span text:style-name="T1">D.3-5<text:tab/><text:tab/>2-$17,018,475<text:tab/>1-$21,608,891<text:tab/>45-$35,028<text:tab/><text:tab/>N/A</text:span></text:p>
      <text:p text:style-name="Standard"><text:span text:style-name="T1"/></text:p>
      <text:p text:style-name="Standard"><text:span text:style-name="T1">day<text:tab/><text:tab/>Hp7<text:tab/><text:tab/>Tangled</text:span></text:p>
      <text:p text:style-name="Standard"><text:span text:style-name="T1">N.21<text:tab/><text:tab/>$25,106,568<text:tab/>N/A</text:span></text:p>
      <text:p text:style-name="Standard"><text:span text:style-name="T1">N.22<text:tab/><text:tab/>$8,785,460<text:tab/>N/A</text:span></text:p>
      <text:p text:style-name="Standard"><text:span text:style-name="T1">N.23<text:tab/><text:tab/>$10,264,353<text:tab/>N/A</text:span></text:p>
      <text:p text:style-name="Standard"><text:span text:style-name="T1">N.24<text:tab/><text:tab/>$14,425,863<text:tab/>$11,869,194</text:span></text:p>
      <text:p text:style-name="Standard"><text:span text:style-name="T1">N.25<text:tab/><text:tab/>$11,475,980<text:tab/>$8,070,052</text:span></text:p>
      <text:p text:style-name="Standard"><text:span text:style-name="T1">N.26<text:tab/><text:tab/>$20,832,651<text:tab/>$19,548,825</text:span></text:p>
      <text:p text:style-name="Standard"><text:span text:style-name="T1">N.27<text:tab/><text:tab/>$18,728,940<text:tab/>$18,553,073</text:span></text:p>
      <text:p text:style-name="Standard"><text:span text:style-name="T1">N.28<text:tab/><text:tab/>$9,525,510<text:tab/>$10,665,154</text:span></text:p>
      <text:p text:style-name="Standard"><text:span text:style-name="T1">N.29<text:tab/><text:tab/>$2,339,162<text:tab/>$1,771,169</text:span></text:p>
      <text:p text:style-name="Standard"><text:span text:style-name="T1">N.30<text:tab/><text:tab/>$2,278,481<text:tab/>$1,697,522</text:span></text:p>
      <text:p text:style-name="Standard"><text:span text:style-name="T1">D.1<text:tab/><text:tab/>$1,935,386<text:tab/>$1,359,351</text:span></text:p>
      <text:p text:style-name="Standard"><text:span text:style-name="T1">D.2<text:tab/><text:tab/>$1,891,483<text:tab/>$1,427,581</text:span></text:p>
      <text:p text:style-name="Standard"><text:span text:style-name="T1">D.3<text:tab/><text:tab/>$4,801,767<text:tab/>$5,146,398</text:span></text:p>
      <text:p text:style-name="Standard"><text:span text:style-name="T1">D.4<text:tab/><text:tab/>$7,446,074<text:tab/>$9,947,510</text:span></text:p>
      <text:p text:style-name="Standard"><text:span text:style-name="T1">D.5<text:tab/><text:tab/>$4,770,634<text:tab/>$6,514,983</text:span></text:p>
      <text:p text:style-name="Standard"><text:span text:style-name="T1">D.6<text:tab/><text:tab/>$1,138,366<text:tab/>$1,049,654</text:span></text:p>
      <text:p text:style-name="Standard"><text:span text:style-name="T1">D.7<text:tab/><text:tab/>$1,279,219<text:tab/>$1,255,155</text:span></text:p>
      <text:p text:style-name="Standard"><text:span text:style-name="T1">D.8<text:tab/><text:tab/>$1,129,638<text:tab/>$1,096,503</text:span></text:p>
      <text:p text:style-name="Standard"><text:span text:style-name="T1">D.9<text:tab/><text:tab/>$1,122,066<text:tab/>$1,091,749</text:span></text:p>
      <text:p text:style-name="Standard"><text:span text:style-name="T1">D.10-11 <text:tab/><text:tab/>$8,700,000<text:tab/>$14,500,000</text:span></text:p>
      <text:p text:style-name="Standard"><text:span text:style-name="T1">end data collection</text:span></text:p>
      <text:p text:style-name="Standard"><text:span text:style-name="T1"/></text:p>
      <text:p text:style-name="Standard"><text:span text:style-name="T1"><text:tab/><text:tab/>Hp7<text:tab/><text:tab/>Tangled<text:tab/><text:tab/>White Material<text:tab/><text:tab/>Heartless</text:span></text:p>
      <text:p text:style-name="Standard"><text:span text:style-name="T1">gross-to-N.30<text:tab/>$223,673,772<text:tab/></text:span><text:span text:style-name="T3">$72,174,989</text:span><text:span text:style-name="T2"> </text:span><text:span text:style-name="T3"><text:tab/>&gt;$110,157<text:tab/><text:tab/>$3,697</text:span></text:p>
      <text:p text:style-name="P1"><text:span text:style-name="T1">days<text:tab/><text:tab/>12<text:tab/><text:tab/>7<text:tab/><text:tab/>12<text:tab/><text:tab/><text:tab/>7</text:span></text:p>
      <text:p text:style-name="P1"><text:span text:style-name="T1">avg<text:tab/><text:tab/>$18,639,481<text:tab/>$10,310,712.71<text:tab/>&gt;$9179.75<text:tab/><text:tab/>$528.14</text:span></text:p>
      <text:p text:style-name="P1"><text:span text:style-name="T1"/></text:p>
      <text:p text:style-name="P1"><text:span text:style-name="T1"><text:tab/><text:tab/>Hp7<text:tab/><text:tab/>Tangled<text:tab/><text:tab/>White Material<text:tab/><text:tab/>Heartless</text:span></text:p>
      <text:p text:style-name="Standard"><text:span text:style-name="T1">gross-to-date*<text:tab/>$249,188,405<text:tab/>$101,063,873<text:tab/>$179,572<text:tab/><text:tab/>$3,697</text:span></text:p>
      <text:p text:style-name="Standard"><text:span text:style-name="T1">days available<text:tab/>22(N.19-D.10)<text:tab/>17(N.24-D.10)<text:tab/>21(N.19-D.9)<text:tab/><text:tab/>7(N.19-N.25)<text:tab/></text:span></text:p>
      <text:p text:style-name="Standard"><text:span text:style-name="T1">avg gross/day<text:tab/>$11,326,745.68<text:tab/>$5,944,933.71<text:tab/>$8,551.05<text:tab/><text:tab/>$528.14</text:span></text:p>
      <text:p text:style-name="Standard"><text:span text:style-name="T1"/></text:p>
      <text:p text:style-name="Standard"><text:span text:style-name="T1">*domestic data as of december 10, 2010</text:span></text:p>
      <text:p text:style-name="Standard"><text:span text:style-name="T1">sources: </text:span><text:a xlink:type="simple" xlink:href="http://boxofficemojo.com/"><text:span text:style-name="T1">http://boxofficemojo.com/</text:span></text:a></text:p>
      <text:p text:style-name="Standard"><text:span text:style-name="T1"><text:tab/>https://www.boxoffice.com/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1T15:55:52</meta:creation-date>
    <meta:document-statistic meta:table-count="0" meta:image-count="0" meta:object-count="0" meta:page-count="1" meta:paragraph-count="41" meta:word-count="160" meta:character-count="1458"/>
    <dc:date>2010-12-11T17:27:53</dc:date>
    <meta:editing-duration>PT00H14M17S</meta:editing-duration>
    <meta:editing-cycles>1</meta:editing-cycles>
    <meta:generator>OpenOffice.org/3.2$Unix OpenOffice.org_project/320m12$Build-9483</meta:generator>
  </office:meta>
</office:document-meta>
</file>